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2 CLASSes</text:p>
          </table:table-cell>
          <table:table-cell/>
          <table:table-cell office:value-type="string" calcext:value-type="string">
            <text:p>-------------------</text:p>
          </table:table-cell>
          <table:table-cell/>
          <table:table-cell table:style-name="ce1" office:value-type="string" calcext:value-type="string">
            <text:p>3 CLASSes</text:p>
          </table:table-cell>
          <table:table-cell table:number-columns-repeated="2"/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353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333</text:p>
          </table:table-cell>
        </table:table-row>
        <table:table-row table:style-name="ro1"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-------------------</text:p>
          </table:table-cell>
          <table:table-cell table:number-columns-repeated="4"/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455</text:p>
          </table:table-cell>
        </table:table-row>
        <table:table-row table:style-name="ro1">
          <table:table-cell table:style-name="ce1" office:value-type="string" calcext:value-type="string">
            <text:p>2-a) RF </text:p>
          </table:table-cell>
          <table:table-cell table:style-name="ce1" office:value-type="string" calcext:value-type="string">
            <text:p>All features</text:p>
          </table:table-cell>
          <table:table-cell table:style-name="ce1" table:number-columns-repeated="2"/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0.609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0.882</text:p>
          </table:table-cell>
          <table:table-cell office:value-type="string" calcext:value-type="string">
            <text:p>0.769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a) RF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571</text:p>
          </table:table-cell>
        </table:table-row>
        <table:table-row table:style-name="ro1">
          <table:table-cell table:style-name="ce1" office:value-type="string" calcext:value-type="string">
            <text:p>2-b) RF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333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33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b) RF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style-name="ce1" office:value-type="string" calcext:value-type="string">
            <text:p>3-a) SGD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529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8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table:style-name="ce1" office:value-type="string" calcext:value-type="string">
            <text:p>3-a) SGD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b) SGD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9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0.8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706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286</text:p>
          </table:table-cell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3-b) SGD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6:44:31.676033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7:04:59.317060736</meta:creation-date>
    <dc:date>2021-09-09T16:51:37.980372119</dc:date>
    <meta:editing-duration>PT16M58S</meta:editing-duration>
    <meta:editing-cycles>3</meta:editing-cycles>
    <meta:generator>LibreOffice/6.4.7.2$Linux_X86_64 LibreOffice_project/40$Build-2</meta:generator>
    <meta:document-statistic meta:table-count="1" meta:cell-count="279" meta:object-count="0"/>
  </office:meta>
</office:document-meta>
</file>